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1.9071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1.5583in"/>
    </style:style>
    <style:style style:name="co5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1.0791in"/>
    </style:style>
    <style:style style:name="co7" style:family="table-column">
      <style:table-column-properties fo:break-before="auto" style:column-width="0.6547in"/>
    </style:style>
    <style:style style:name="co8" style:family="table-column">
      <style:table-column-properties fo:break-before="auto" style:column-width="0.6984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6661in"/>
    </style:style>
    <style:style style:name="co11" style:family="table-column">
      <style:table-column-properties fo:break-before="auto" style:column-width="0.6008in"/>
    </style:style>
    <style:style style:name="co12" style:family="table-column">
      <style:table-column-properties fo:break-before="auto" style:column-width="1.1882in"/>
    </style:style>
    <style:style style:name="co13" style:family="table-column">
      <style:table-column-properties fo:break-before="auto" style:column-width="1.264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port-nanomsg-0mq-2" table:style-name="ta1">
        <table:shapes>
          <draw:frame draw:z-index="0" draw:style-name="gr1" draw:text-style-name="P1" svg:width="6.3043in" svg:height="3.5453in" svg:x="12.4339in" svg:y="4.235in">
            <draw:object draw:notify-on-update-of-ranges="'report-nanomsg-0mq-2'.E4:'report-nanomsg-0mq-2'.E4 'report-nanomsg-0mq-2'.E5:'report-nanomsg-0mq-2'.E19 'report-nanomsg-0mq-2'.I4:'report-nanomsg-0mq-2'.I4 'report-nanomsg-0mq-2'.I5:'report-nanomsg-0mq-2'.I19 'report-nanomsg-0mq-2'.J4:'report-nanomsg-0mq-2'.J4 'report-nanomsg-0mq-2'.J5:'report-nanomsg-0mq-2'.J19 'report-nanomsg-0mq-2'.K4:'report-nanomsg-0mq-2'.K4 'report-nanomsg-0mq-2'.K5:'report-nanomsg-0mq-2'.K19 'report-nanomsg-0mq-2'.L4:'report-nanomsg-0mq-2'.L4 'report-nanomsg-0mq-2'.L5:'report-nanomsg-0mq-2'.L19 'report-nanomsg-0mq-2'.M4:'report-nanomsg-0mq-2'.M4 'report-nanomsg-0mq-2'.M5:'report-nanomsg-0mq-2'.M19 'report-nanomsg-0mq-2'.N4:'report-nanomsg-0mq-2'.N4 'report-nanomsg-0mq-2'.N5:'report-nanomsg-0mq-2'.N19 'report-nanomsg-0mq-2'.O4:'report-nanomsg-0mq-2'.O4 'report-nanomsg-0mq-2'.O5:'report-nanomsg-0mq-2'.O19 'report-nanomsg-0mq-2'.P4:'report-nanomsg-0mq-2'.P4 'report-nanomsg-0mq-2'.P5:'report-nanomsg-0mq-2'.P19 'report-nanomsg-0mq-2'.Q4:'report-nanomsg-0mq-2'.Q4 'report-nanomsg-0mq-2'.Q5:'report-nanomsg-0mq-2'.Q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43in" svg:height="3.5449in" svg:x="0.3272in" svg:y="4.3921in">
            <draw:object draw:notify-on-update-of-ranges="'report-nanomsg-0mq-2'.E4:'report-nanomsg-0mq-2'.E4 'report-nanomsg-0mq-2'.E5:'report-nanomsg-0mq-2'.E19 'report-nanomsg-0mq-2'.F4:'report-nanomsg-0mq-2'.F4 'report-nanomsg-0mq-2'.F5:'report-nanomsg-0mq-2'.F19 'report-nanomsg-0mq-2'.G4:'report-nanomsg-0mq-2'.G4 'report-nanomsg-0mq-2'.G5:'report-nanomsg-0mq-2'.G19 'report-nanomsg-0mq-2'.H4:'report-nanomsg-0mq-2'.H4 'report-nanomsg-0mq-2'.H5:'report-nanomsg-0mq-2'.H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39in" svg:height="3.5453in" svg:x="6.0535in" svg:y="4.0469in">
            <draw:object draw:notify-on-update-of-ranges="'report-nanomsg-0mq-2'.E4:'report-nanomsg-0mq-2'.E4 'report-nanomsg-0mq-2'.E5:'report-nanomsg-0mq-2'.E19 'report-nanomsg-0mq-2'.T4:'report-nanomsg-0mq-2'.T4 'report-nanomsg-0mq-2'.T5:'report-nanomsg-0mq-2'.T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st Name</text:p>
          </table:table-cell>
          <table:table-cell table:style-name="Default" office:value-type="string" calcext:value-type="string">
            <text:p>ZeroMQ Test</text:p>
          </table:table-cell>
          <table:table-cell table:style-name="Default" office:value-type="string" calcext:value-type="string">
            <text:p><text:s/>using TCP Transpo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 Date</text:p>
          </table:table-cell>
          <table:table-cell office:value-type="string" calcext:value-type="string">
            <text:p>2016-01-25 16:33:49.99841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Num</text:p>
          </table:table-cell>
          <table:table-cell table:style-name="Default" office:value-type="string" calcext:value-type="string">
            <text:p>Started</text:p>
          </table:table-cell>
          <table:table-cell table:style-name="Default" office:value-type="string" calcext:value-type="string">
            <text:p>Ende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ss_min</text:p>
          </table:table-cell>
          <table:table-cell office:value-type="string" calcext:value-type="string">
            <text:p>uss_max</text:p>
          </table:table-cell>
          <table:table-cell office:value-type="string" calcext:value-type="string">
            <text:p>uss_avg</text:p>
          </table:table-cell>
          <table:table-cell office:value-type="string" calcext:value-type="string">
            <text:p>pss_min</text:p>
          </table:table-cell>
          <table:table-cell office:value-type="string" calcext:value-type="string">
            <text:p>pss_max</text:p>
          </table:table-cell>
          <table:table-cell office:value-type="string" calcext:value-type="string">
            <text:p>pss_avg</text:p>
          </table:table-cell>
          <table:table-cell office:value-type="string" calcext:value-type="string">
            <text:p>rss_min</text:p>
          </table:table-cell>
          <table:table-cell office:value-type="string" calcext:value-type="string">
            <text:p>rss_max</text:p>
          </table:table-cell>
          <table:table-cell office:value-type="string" calcext:value-type="string">
            <text:p>rss_avg</text:p>
          </table:table-cell>
          <table:table-cell office:value-type="string" calcext:value-type="string">
            <text:p>rx_bytes</text:p>
          </table:table-cell>
          <table:table-cell office:value-type="string" calcext:value-type="string">
            <text:p>tx_bytes</text:p>
          </table:table-cell>
          <table:table-cell office:value-type="string" calcext:value-type="string">
            <text:p>cpu_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6-01-25 16:33:49.999745</text:p>
          </table:table-cell>
          <table:table-cell office:value-type="string" calcext:value-type="string">
            <text:p>2016-01-25 16:34:26.48496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1024</text:p>
          </table:table-cell>
          <table:table-cell office:value-type="float" office:value="75.3691" calcext:value-type="float">
            <text:p>75.3691</text:p>
          </table:table-cell>
          <table:table-cell office:value-type="float" office:value="379.016" calcext:value-type="float">
            <text:p>379.016</text:p>
          </table:table-cell>
          <table:table-cell office:value-type="float" office:value="222.27283" calcext:value-type="float">
            <text:p>222.27283</text:p>
          </table:table-cell>
          <table:table-cell office:value-type="float" office:value="0" calcext:value-type="float">
            <text:p>0</text:p>
          </table:table-cell>
          <table:table-cell office:value-type="float" office:value="6024" calcext:value-type="float">
            <text:p>6024</text:p>
          </table:table-cell>
          <table:table-cell office:value-type="float" office:value="6020" calcext:value-type="float">
            <text:p>6020</text:p>
          </table:table-cell>
          <table:table-cell office:value-type="float" office:value="0" calcext:value-type="float">
            <text:p>0</text:p>
          </table:table-cell>
          <table:table-cell office:value-type="float" office:value="6039" calcext:value-type="float">
            <text:p>6039</text:p>
          </table:table-cell>
          <table:table-cell office:value-type="float" office:value="6033" calcext:value-type="float">
            <text:p>6033</text:p>
          </table:table-cell>
          <table:table-cell office:value-type="float" office:value="0" calcext:value-type="float">
            <text:p>0</text:p>
          </table:table-cell>
          <table:table-cell office:value-type="float" office:value="6912" calcext:value-type="float">
            <text:p>6912</text:p>
          </table:table-cell>
          <table:table-cell office:value-type="float" office:value="6908" calcext:value-type="float">
            <text:p>6908</text:p>
          </table:table-cell>
          <table:table-cell office:value-type="float" office:value="57556383932480" calcext:value-type="float">
            <text:p>57556383932480</text:p>
          </table:table-cell>
          <table:table-cell office:value-type="float" office:value="156758785062901" calcext:value-type="float">
            <text:p>156758785062901</text:p>
          </table:table-cell>
          <table:table-cell office:value-type="float" office:value="98.75" calcext:value-type="float">
            <text:p>98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6-01-25 16:34:26.486320</text:p>
          </table:table-cell>
          <table:table-cell office:value-type="string" calcext:value-type="string">
            <text:p>2016-01-25 16:35:02.78526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2048</text:p>
          </table:table-cell>
          <table:table-cell office:value-type="float" office:value="148.477" calcext:value-type="float">
            <text:p>148.477</text:p>
          </table:table-cell>
          <table:table-cell office:value-type="float" office:value="698.592" calcext:value-type="float">
            <text:p>698.592</text:p>
          </table:table-cell>
          <table:table-cell office:value-type="float" office:value="475.9322" calcext:value-type="float">
            <text:p>475.9322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5426" calcext:value-type="float">
            <text:p>5426</text:p>
          </table:table-cell>
          <table:table-cell office:value-type="float" office:value="0" calcext:value-type="float">
            <text:p>0</text:p>
          </table:table-cell>
          <table:table-cell office:value-type="float" office:value="5595" calcext:value-type="float">
            <text:p>5595</text:p>
          </table:table-cell>
          <table:table-cell office:value-type="float" office:value="5612" calcext:value-type="float">
            <text:p>5612</text:p>
          </table:table-cell>
          <table:table-cell office:value-type="float" office:value="0" calcext:value-type="float">
            <text:p>0</text:p>
          </table:table-cell>
          <table:table-cell office:value-type="float" office:value="6620" calcext:value-type="float">
            <text:p>6620</text:p>
          </table:table-cell>
          <table:table-cell office:value-type="float" office:value="6630" calcext:value-type="float">
            <text:p>6630</text:p>
          </table:table-cell>
          <table:table-cell office:value-type="float" office:value="67150098469670" calcext:value-type="float">
            <text:p>67150098469670</text:p>
          </table:table-cell>
          <table:table-cell office:value-type="float" office:value="183123436876827" calcext:value-type="float">
            <text:p>183123436876827</text:p>
          </table:table-cell>
          <table:table-cell office:value-type="float" office:value="104.780952381" calcext:value-type="float">
            <text:p>104.7809523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6-01-25 16:35:02.786631</text:p>
          </table:table-cell>
          <table:table-cell office:value-type="string" calcext:value-type="string">
            <text:p>2016-01-25 16:35:39.18614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4096</text:p>
          </table:table-cell>
          <table:table-cell office:value-type="float" office:value="287.5" calcext:value-type="float">
            <text:p>287.5</text:p>
          </table:table-cell>
          <table:table-cell office:value-type="float" office:value="750.779" calcext:value-type="float">
            <text:p>750.779</text:p>
          </table:table-cell>
          <table:table-cell office:value-type="float" office:value="560.1743" calcext:value-type="float">
            <text:p>560.1743</text:p>
          </table:table-cell>
          <table:table-cell office:value-type="float" office:value="0" calcext:value-type="float">
            <text:p>0</text:p>
          </table:table-cell>
          <table:table-cell office:value-type="float" office:value="6024" calcext:value-type="float">
            <text:p>6024</text:p>
          </table:table-cell>
          <table:table-cell office:value-type="float" office:value="6020" calcext:value-type="float">
            <text:p>6020</text:p>
          </table:table-cell>
          <table:table-cell office:value-type="float" office:value="0" calcext:value-type="float">
            <text:p>0</text:p>
          </table:table-cell>
          <table:table-cell office:value-type="float" office:value="6036" calcext:value-type="float">
            <text:p>6036</text:p>
          </table:table-cell>
          <table:table-cell office:value-type="float" office:value="6033" calcext:value-type="float">
            <text:p>6033</text:p>
          </table:table-cell>
          <table:table-cell office:value-type="float" office:value="0" calcext:value-type="float">
            <text:p>0</text:p>
          </table:table-cell>
          <table:table-cell office:value-type="float" office:value="6912" calcext:value-type="float">
            <text:p>6912</text:p>
          </table:table-cell>
          <table:table-cell office:value-type="float" office:value="6908" calcext:value-type="float">
            <text:p>6908</text:p>
          </table:table-cell>
          <table:table-cell office:value-type="float" office:value="57558103517604" calcext:value-type="float">
            <text:p>57558103517604</text:p>
          </table:table-cell>
          <table:table-cell office:value-type="float" office:value="157275974600325" calcext:value-type="float">
            <text:p>157275974600325</text:p>
          </table:table-cell>
          <table:table-cell office:value-type="float" office:value="98.3722222222" calcext:value-type="float">
            <text:p>98.37222222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6-01-25 16:35:39.187685</text:p>
          </table:table-cell>
          <table:table-cell office:value-type="string" calcext:value-type="string">
            <text:p>2016-01-25 16:36:15.59093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8192</text:p>
          </table:table-cell>
          <table:table-cell office:value-type="float" office:value="315.312" calcext:value-type="float">
            <text:p>315.312</text:p>
          </table:table-cell>
          <table:table-cell office:value-type="float" office:value="842.188" calcext:value-type="float">
            <text:p>842.188</text:p>
          </table:table-cell>
          <table:table-cell office:value-type="float" office:value="596.408966667" calcext:value-type="float">
            <text:p>596.408966667</text:p>
          </table:table-cell>
          <table:table-cell office:value-type="float" office:value="0" calcext:value-type="float">
            <text:p>0</text:p>
          </table:table-cell>
          <table:table-cell office:value-type="float" office:value="7476" calcext:value-type="float">
            <text:p>7476</text:p>
          </table:table-cell>
          <table:table-cell office:value-type="float" office:value="7459" calcext:value-type="float">
            <text:p>7459</text:p>
          </table:table-cell>
          <table:table-cell office:value-type="float" office:value="0" calcext:value-type="float">
            <text:p>0</text:p>
          </table:table-cell>
          <table:table-cell office:value-type="float" office:value="7672" calcext:value-type="float">
            <text:p>7672</text:p>
          </table:table-cell>
          <table:table-cell office:value-type="float" office:value="7653" calcext:value-type="float">
            <text:p>7653</text:p>
          </table:table-cell>
          <table:table-cell office:value-type="float" office:value="0" calcext:value-type="float">
            <text:p>0</text:p>
          </table:table-cell>
          <table:table-cell office:value-type="float" office:value="8696" calcext:value-type="float">
            <text:p>8696</text:p>
          </table:table-cell>
          <table:table-cell office:value-type="float" office:value="8676" calcext:value-type="float">
            <text:p>8676</text:p>
          </table:table-cell>
          <table:table-cell office:value-type="float" office:value="51163500313006" calcext:value-type="float">
            <text:p>51163500313006</text:p>
          </table:table-cell>
          <table:table-cell office:value-type="float" office:value="140110026713234" calcext:value-type="float">
            <text:p>140110026713234</text:p>
          </table:table-cell>
          <table:table-cell office:value-type="float" office:value="73.08" calcext:value-type="float">
            <text:p>73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6-01-25 16:36:15.593428</text:p>
          </table:table-cell>
          <table:table-cell office:value-type="string" calcext:value-type="string">
            <text:p>2016-01-25 16:36:51.99377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16384</text:p>
          </table:table-cell>
          <table:table-cell office:value-type="float" office:value="144" calcext:value-type="float">
            <text:p>144</text:p>
          </table:table-cell>
          <table:table-cell office:value-type="float" office:value="1171.44" calcext:value-type="float">
            <text:p>1171.44</text:p>
          </table:table-cell>
          <table:table-cell office:value-type="float" office:value="839.7817" calcext:value-type="float">
            <text:p>839.7817</text:p>
          </table:table-cell>
          <table:table-cell office:value-type="float" office:value="0" calcext:value-type="float">
            <text:p>0</text:p>
          </table:table-cell>
          <table:table-cell office:value-type="float" office:value="6024" calcext:value-type="float">
            <text:p>6024</text:p>
          </table:table-cell>
          <table:table-cell office:value-type="float" office:value="6020" calcext:value-type="float">
            <text:p>6020</text:p>
          </table:table-cell>
          <table:table-cell office:value-type="float" office:value="0" calcext:value-type="float">
            <text:p>0</text:p>
          </table:table-cell>
          <table:table-cell office:value-type="float" office:value="6038" calcext:value-type="float">
            <text:p>6038</text:p>
          </table:table-cell>
          <table:table-cell office:value-type="float" office:value="6032" calcext:value-type="float">
            <text:p>6032</text:p>
          </table:table-cell>
          <table:table-cell office:value-type="float" office:value="0" calcext:value-type="float">
            <text:p>0</text:p>
          </table:table-cell>
          <table:table-cell office:value-type="float" office:value="6912" calcext:value-type="float">
            <text:p>6912</text:p>
          </table:table-cell>
          <table:table-cell office:value-type="float" office:value="6908" calcext:value-type="float">
            <text:p>6908</text:p>
          </table:table-cell>
          <table:table-cell office:value-type="float" office:value="60757520764830" calcext:value-type="float">
            <text:p>60757520764830</text:p>
          </table:table-cell>
          <table:table-cell office:value-type="float" office:value="166799840285685" calcext:value-type="float">
            <text:p>166799840285685</text:p>
          </table:table-cell>
          <table:table-cell office:value-type="float" office:value="67.7473684211" calcext:value-type="float">
            <text:p>67.74736842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6-01-25 16:36:51.996061</text:p>
          </table:table-cell>
          <table:table-cell office:value-type="string" calcext:value-type="string">
            <text:p>2016-01-25 16:37:28.37443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32768</text:p>
          </table:table-cell>
          <table:table-cell office:value-type="float" office:value="619.5" calcext:value-type="float">
            <text:p>619.5</text:p>
          </table:table-cell>
          <table:table-cell office:value-type="float" office:value="1690" calcext:value-type="float">
            <text:p>1690</text:p>
          </table:table-cell>
          <table:table-cell office:value-type="float" office:value="1033.4732" calcext:value-type="float">
            <text:p>1033.4732</text:p>
          </table:table-cell>
          <table:table-cell office:value-type="float" office:value="0" calcext:value-type="float">
            <text:p>0</text:p>
          </table:table-cell>
          <table:table-cell office:value-type="float" office:value="7460" calcext:value-type="float">
            <text:p>7460</text:p>
          </table:table-cell>
          <table:table-cell office:value-type="float" office:value="7410" calcext:value-type="float">
            <text:p>7410</text:p>
          </table:table-cell>
          <table:table-cell office:value-type="float" office:value="0" calcext:value-type="float">
            <text:p>0</text:p>
          </table:table-cell>
          <table:table-cell office:value-type="float" office:value="7655" calcext:value-type="float">
            <text:p>7655</text:p>
          </table:table-cell>
          <table:table-cell office:value-type="float" office:value="7601" calcext:value-type="float">
            <text:p>7601</text:p>
          </table:table-cell>
          <table:table-cell office:value-type="float" office:value="0" calcext:value-type="float">
            <text:p>0</text:p>
          </table:table-cell>
          <table:table-cell office:value-type="float" office:value="8684" calcext:value-type="float">
            <text:p>8684</text:p>
          </table:table-cell>
          <table:table-cell office:value-type="float" office:value="8666" calcext:value-type="float">
            <text:p>8666</text:p>
          </table:table-cell>
          <table:table-cell office:value-type="float" office:value="54362748009596" calcext:value-type="float">
            <text:p>54362748009596</text:p>
          </table:table-cell>
          <table:table-cell office:value-type="float" office:value="149777274196367" calcext:value-type="float">
            <text:p>149777274196367</text:p>
          </table:table-cell>
          <table:table-cell office:value-type="float" office:value="65.4529411765" calcext:value-type="float">
            <text:p>65.45294117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6-01-25 16:37:28.375696</text:p>
          </table:table-cell>
          <table:table-cell office:value-type="string" calcext:value-type="string">
            <text:p>2016-01-25 16:38:04.73244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65536</text:p>
          </table:table-cell>
          <table:table-cell office:value-type="float" office:value="492.375" calcext:value-type="float">
            <text:p>492.375</text:p>
          </table:table-cell>
          <table:table-cell office:value-type="float" office:value="2083" calcext:value-type="float">
            <text:p>2083</text:p>
          </table:table-cell>
          <table:table-cell office:value-type="float" office:value="1296.79616667" calcext:value-type="float">
            <text:p>1296.79616667</text:p>
          </table:table-cell>
          <table:table-cell office:value-type="float" office:value="0" calcext:value-type="float">
            <text:p>0</text:p>
          </table:table-cell>
          <table:table-cell office:value-type="float" office:value="7464" calcext:value-type="float">
            <text:p>7464</text:p>
          </table:table-cell>
          <table:table-cell office:value-type="float" office:value="7374" calcext:value-type="float">
            <text:p>7374</text:p>
          </table:table-cell>
          <table:table-cell office:value-type="float" office:value="0" calcext:value-type="float">
            <text:p>0</text:p>
          </table:table-cell>
          <table:table-cell office:value-type="float" office:value="7659" calcext:value-type="float">
            <text:p>7659</text:p>
          </table:table-cell>
          <table:table-cell office:value-type="float" office:value="7563" calcext:value-type="float">
            <text:p>7563</text:p>
          </table:table-cell>
          <table:table-cell office:value-type="float" office:value="0" calcext:value-type="float">
            <text:p>0</text:p>
          </table:table-cell>
          <table:table-cell office:value-type="float" office:value="8692" calcext:value-type="float">
            <text:p>8692</text:p>
          </table:table-cell>
          <table:table-cell office:value-type="float" office:value="8672" calcext:value-type="float">
            <text:p>8672</text:p>
          </table:table-cell>
          <table:table-cell office:value-type="float" office:value="54363251379524" calcext:value-type="float">
            <text:p>54363251379524</text:p>
          </table:table-cell>
          <table:table-cell office:value-type="float" office:value="150401249706934" calcext:value-type="float">
            <text:p>150401249706934</text:p>
          </table:table-cell>
          <table:table-cell office:value-type="float" office:value="51.0941176471" calcext:value-type="float">
            <text:p>51.09411764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6-01-25 16:38:04.733807</text:p>
          </table:table-cell>
          <table:table-cell office:value-type="string" calcext:value-type="string">
            <text:p>2016-01-25 16:38:41.11601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1048576</text:p>
          </table:table-cell>
          <table:table-cell office:value-type="float" office:value="63.8723" calcext:value-type="float">
            <text:p>63.8723</text:p>
          </table:table-cell>
          <table:table-cell office:value-type="float" office:value="2336" calcext:value-type="float">
            <text:p>2336</text:p>
          </table:table-cell>
          <table:table-cell office:value-type="float" office:value="1557.51057667" calcext:value-type="float">
            <text:p>1557.51057667</text:p>
          </table:table-cell>
          <table:table-cell office:value-type="float" office:value="0" calcext:value-type="float">
            <text:p>0</text:p>
          </table:table-cell>
          <table:table-cell office:value-type="float" office:value="7464" calcext:value-type="float">
            <text:p>7464</text:p>
          </table:table-cell>
          <table:table-cell office:value-type="float" office:value="7380" calcext:value-type="float">
            <text:p>7380</text:p>
          </table:table-cell>
          <table:table-cell office:value-type="float" office:value="0" calcext:value-type="float">
            <text:p>0</text:p>
          </table:table-cell>
          <table:table-cell office:value-type="float" office:value="7659" calcext:value-type="float">
            <text:p>7659</text:p>
          </table:table-cell>
          <table:table-cell office:value-type="float" office:value="7569" calcext:value-type="float">
            <text:p>7569</text:p>
          </table:table-cell>
          <table:table-cell office:value-type="float" office:value="0" calcext:value-type="float">
            <text:p>0</text:p>
          </table:table-cell>
          <table:table-cell office:value-type="float" office:value="8688" calcext:value-type="float">
            <text:p>8688</text:p>
          </table:table-cell>
          <table:table-cell office:value-type="float" office:value="8669" calcext:value-type="float">
            <text:p>8669</text:p>
          </table:table-cell>
          <table:table-cell office:value-type="float" office:value="60759303607454" calcext:value-type="float">
            <text:p>60759303607454</text:p>
          </table:table-cell>
          <table:table-cell office:value-type="float" office:value="168970215957823" calcext:value-type="float">
            <text:p>168970215957823</text:p>
          </table:table-cell>
          <table:table-cell office:value-type="float" office:value="26.8888888889" calcext:value-type="float">
            <text:p>26.88888888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6-01-25 16:38:41.117551</text:p>
          </table:table-cell>
          <table:table-cell office:value-type="string" calcext:value-type="string">
            <text:p>2016-01-25 16:39:17.78949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2097152</text:p>
          </table:table-cell>
          <table:table-cell office:value-type="float" office:value="368" calcext:value-type="float">
            <text:p>368</text:p>
          </table:table-cell>
          <table:table-cell office:value-type="float" office:value="2125.87" calcext:value-type="float">
            <text:p>2125.87</text:p>
          </table:table-cell>
          <table:table-cell office:value-type="float" office:value="1410.7993" calcext:value-type="float">
            <text:p>1410.7993</text:p>
          </table:table-cell>
          <table:table-cell office:value-type="float" office:value="0" calcext:value-type="float">
            <text:p>0</text:p>
          </table:table-cell>
          <table:table-cell office:value-type="float" office:value="7364" calcext:value-type="float">
            <text:p>7364</text:p>
          </table:table-cell>
          <table:table-cell office:value-type="float" office:value="7282" calcext:value-type="float">
            <text:p>7282</text:p>
          </table:table-cell>
          <table:table-cell office:value-type="float" office:value="0" calcext:value-type="float">
            <text:p>0</text:p>
          </table:table-cell>
          <table:table-cell office:value-type="float" office:value="7554" calcext:value-type="float">
            <text:p>7554</text:p>
          </table:table-cell>
          <table:table-cell office:value-type="float" office:value="7459" calcext:value-type="float">
            <text:p>7459</text:p>
          </table:table-cell>
          <table:table-cell office:value-type="float" office:value="0" calcext:value-type="float">
            <text:p>0</text:p>
          </table:table-cell>
          <table:table-cell office:value-type="float" office:value="8696" calcext:value-type="float">
            <text:p>8696</text:p>
          </table:table-cell>
          <table:table-cell office:value-type="float" office:value="8587" calcext:value-type="float">
            <text:p>8587</text:p>
          </table:table-cell>
          <table:table-cell office:value-type="float" office:value="51165882207002" calcext:value-type="float">
            <text:p>51165882207002</text:p>
          </table:table-cell>
          <table:table-cell office:value-type="float" office:value="143083393153425" calcext:value-type="float">
            <text:p>143083393153425</text:p>
          </table:table-cell>
          <table:table-cell office:value-type="float" office:value="32.74375" calcext:value-type="float">
            <text:p>32.74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6-01-25 16:39:17.791683</text:p>
          </table:table-cell>
          <table:table-cell office:value-type="string" calcext:value-type="string">
            <text:p>2016-01-25 16:39:54.51704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4194304</text:p>
          </table:table-cell>
          <table:table-cell office:value-type="float" office:value="576" calcext:value-type="float">
            <text:p>576</text:p>
          </table:table-cell>
          <table:table-cell office:value-type="float" office:value="2240" calcext:value-type="float">
            <text:p>2240</text:p>
          </table:table-cell>
          <table:table-cell office:value-type="float" office:value="1427.46066667" calcext:value-type="float">
            <text:p>1427.46066667</text:p>
          </table:table-cell>
          <table:table-cell office:value-type="float" office:value="0" calcext:value-type="float">
            <text:p>0</text:p>
          </table:table-cell>
          <table:table-cell office:value-type="float" office:value="44228" calcext:value-type="float">
            <text:p>44228</text:p>
          </table:table-cell>
          <table:table-cell office:value-type="float" office:value="37640" calcext:value-type="float">
            <text:p>37640</text:p>
          </table:table-cell>
          <table:table-cell office:value-type="float" office:value="0" calcext:value-type="float">
            <text:p>0</text:p>
          </table:table-cell>
          <table:table-cell office:value-type="float" office:value="44417" calcext:value-type="float">
            <text:p>44417</text:p>
          </table:table-cell>
          <table:table-cell office:value-type="float" office:value="37818" calcext:value-type="float">
            <text:p>37818</text:p>
          </table:table-cell>
          <table:table-cell office:value-type="float" office:value="0" calcext:value-type="float">
            <text:p>0</text:p>
          </table:table-cell>
          <table:table-cell office:value-type="float" office:value="45560" calcext:value-type="float">
            <text:p>45560</text:p>
          </table:table-cell>
          <table:table-cell office:value-type="float" office:value="38946" calcext:value-type="float">
            <text:p>38946</text:p>
          </table:table-cell>
          <table:table-cell office:value-type="float" office:value="51166034649446" calcext:value-type="float">
            <text:p>51166034649446</text:p>
          </table:table-cell>
          <table:table-cell office:value-type="float" office:value="143857406338381" calcext:value-type="float">
            <text:p>143857406338381</text:p>
          </table:table-cell>
          <table:table-cell office:value-type="float" office:value="34.93125" calcext:value-type="float">
            <text:p>34.93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6-01-25 16:39:54.519933</text:p>
          </table:table-cell>
          <table:table-cell office:value-type="string" calcext:value-type="string">
            <text:p>2016-01-25 16:40:31.01031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8388608</text:p>
          </table:table-cell>
          <table:table-cell office:value-type="float" office:value="512" calcext:value-type="float">
            <text:p>512</text:p>
          </table:table-cell>
          <table:table-cell office:value-type="float" office:value="2240" calcext:value-type="float">
            <text:p>2240</text:p>
          </table:table-cell>
          <table:table-cell office:value-type="float" office:value="1578.39873333" calcext:value-type="float">
            <text:p>1578.39873333</text:p>
          </table:table-cell>
          <table:table-cell office:value-type="float" office:value="0" calcext:value-type="float">
            <text:p>0</text:p>
          </table:table-cell>
          <table:table-cell office:value-type="float" office:value="119996" calcext:value-type="float">
            <text:p>119996</text:p>
          </table:table-cell>
          <table:table-cell office:value-type="float" office:value="105871" calcext:value-type="float">
            <text:p>105871</text:p>
          </table:table-cell>
          <table:table-cell office:value-type="float" office:value="0" calcext:value-type="float">
            <text:p>0</text:p>
          </table:table-cell>
          <table:table-cell office:value-type="float" office:value="120182" calcext:value-type="float">
            <text:p>120182</text:p>
          </table:table-cell>
          <table:table-cell office:value-type="float" office:value="106058" calcext:value-type="float">
            <text:p>106058</text:p>
          </table:table-cell>
          <table:table-cell office:value-type="float" office:value="0" calcext:value-type="float">
            <text:p>0</text:p>
          </table:table-cell>
          <table:table-cell office:value-type="float" office:value="121328" calcext:value-type="float">
            <text:p>121328</text:p>
          </table:table-cell>
          <table:table-cell office:value-type="float" office:value="107200" calcext:value-type="float">
            <text:p>107200</text:p>
          </table:table-cell>
          <table:table-cell office:value-type="float" office:value="54364069259690" calcext:value-type="float">
            <text:p>54364069259690</text:p>
          </table:table-cell>
          <table:table-cell office:value-type="float" office:value="153650347220531" calcext:value-type="float">
            <text:p>153650347220531</text:p>
          </table:table-cell>
          <table:table-cell office:value-type="float" office:value="30.8941176471" calcext:value-type="float">
            <text:p>30.89411764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6-01-25 16:40:31.011798</text:p>
          </table:table-cell>
          <table:table-cell office:value-type="string" calcext:value-type="string">
            <text:p>2016-01-25 16:41:07.52419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16777216</text:p>
          </table:table-cell>
          <table:table-cell office:value-type="float" office:value="640" calcext:value-type="float">
            <text:p>640</text:p>
          </table:table-cell>
          <table:table-cell office:value-type="float" office:value="2304" calcext:value-type="float">
            <text:p>2304</text:p>
          </table:table-cell>
          <table:table-cell office:value-type="float" office:value="1305.13333333" calcext:value-type="float">
            <text:p>1305.13333333</text:p>
          </table:table-cell>
          <table:table-cell office:value-type="float" office:value="0" calcext:value-type="float">
            <text:p>0</text:p>
          </table:table-cell>
          <table:table-cell office:value-type="float" office:value="261312" calcext:value-type="float">
            <text:p>261312</text:p>
          </table:table-cell>
          <table:table-cell office:value-type="float" office:value="233468" calcext:value-type="float">
            <text:p>233468</text:p>
          </table:table-cell>
          <table:table-cell office:value-type="float" office:value="0" calcext:value-type="float">
            <text:p>0</text:p>
          </table:table-cell>
          <table:table-cell office:value-type="float" office:value="261501" calcext:value-type="float">
            <text:p>261501</text:p>
          </table:table-cell>
          <table:table-cell office:value-type="float" office:value="233655" calcext:value-type="float">
            <text:p>233655</text:p>
          </table:table-cell>
          <table:table-cell office:value-type="float" office:value="0" calcext:value-type="float">
            <text:p>0</text:p>
          </table:table-cell>
          <table:table-cell office:value-type="float" office:value="262644" calcext:value-type="float">
            <text:p>262644</text:p>
          </table:table-cell>
          <table:table-cell office:value-type="float" office:value="234797" calcext:value-type="float">
            <text:p>234797</text:p>
          </table:table-cell>
          <table:table-cell office:value-type="float" office:value="54364231852966" calcext:value-type="float">
            <text:p>54364231852966</text:p>
          </table:table-cell>
          <table:table-cell office:value-type="float" office:value="154470780493571" calcext:value-type="float">
            <text:p>154470780493571</text:p>
          </table:table-cell>
          <table:table-cell office:value-type="float" office:value="29.1125" calcext:value-type="float">
            <text:p>29.11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6-01-25 16:41:07.525460</text:p>
          </table:table-cell>
          <table:table-cell office:value-type="string" calcext:value-type="string">
            <text:p>2016-01-25 16:41:44.079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33554432</text:p>
          </table:table-cell>
          <table:table-cell office:value-type="float" office:value="768" calcext:value-type="float">
            <text:p>768</text:p>
          </table:table-cell>
          <table:table-cell office:value-type="float" office:value="1536" calcext:value-type="float">
            <text:p>1536</text:p>
          </table:table-cell>
          <table:table-cell office:value-type="float" office:value="1194.51366667" calcext:value-type="float">
            <text:p>1194.51366667</text:p>
          </table:table-cell>
          <table:table-cell office:value-type="float" office:value="0" calcext:value-type="float">
            <text:p>0</text:p>
          </table:table-cell>
          <table:table-cell office:value-type="float" office:value="38072" calcext:value-type="float">
            <text:p>38072</text:p>
          </table:table-cell>
          <table:table-cell office:value-type="float" office:value="25335" calcext:value-type="float">
            <text:p>25335</text:p>
          </table:table-cell>
          <table:table-cell office:value-type="float" office:value="0" calcext:value-type="float">
            <text:p>0</text:p>
          </table:table-cell>
          <table:table-cell office:value-type="float" office:value="38261" calcext:value-type="float">
            <text:p>38261</text:p>
          </table:table-cell>
          <table:table-cell office:value-type="float" office:value="25511" calcext:value-type="float">
            <text:p>25511</text:p>
          </table:table-cell>
          <table:table-cell office:value-type="float" office:value="0" calcext:value-type="float">
            <text:p>0</text:p>
          </table:table-cell>
          <table:table-cell office:value-type="float" office:value="39400" calcext:value-type="float">
            <text:p>39400</text:p>
          </table:table-cell>
          <table:table-cell office:value-type="float" office:value="26637" calcext:value-type="float">
            <text:p>26637</text:p>
          </table:table-cell>
          <table:table-cell office:value-type="float" office:value="51166447442824" calcext:value-type="float">
            <text:p>51166447442824</text:p>
          </table:table-cell>
          <table:table-cell office:value-type="float" office:value="146054473705902" calcext:value-type="float">
            <text:p>146054473705902</text:p>
          </table:table-cell>
          <table:table-cell office:value-type="float" office:value="27.0625" calcext:value-type="float">
            <text:p>27.06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6-01-25 16:41:44.081423</text:p>
          </table:table-cell>
          <table:table-cell office:value-type="string" calcext:value-type="string">
            <text:p>2016-01-25 16:42:20.688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67108864</text:p>
          </table:table-cell>
          <table:table-cell office:value-type="float" office:value="1022.98" calcext:value-type="float">
            <text:p>1022.98</text:p>
          </table:table-cell>
          <table:table-cell office:value-type="float" office:value="2048" calcext:value-type="float">
            <text:p>2048</text:p>
          </table:table-cell>
          <table:table-cell office:value-type="float" office:value="1484.46" calcext:value-type="float">
            <text:p>1484.46</text:p>
          </table:table-cell>
          <table:table-cell office:value-type="float" office:value="0" calcext:value-type="float">
            <text:p>0</text:p>
          </table:table-cell>
          <table:table-cell office:value-type="float" office:value="70832" calcext:value-type="float">
            <text:p>70832</text:p>
          </table:table-cell>
          <table:table-cell office:value-type="float" office:value="32410" calcext:value-type="float">
            <text:p>32410</text:p>
          </table:table-cell>
          <table:table-cell office:value-type="float" office:value="0" calcext:value-type="float">
            <text:p>0</text:p>
          </table:table-cell>
          <table:table-cell office:value-type="float" office:value="71018" calcext:value-type="float">
            <text:p>71018</text:p>
          </table:table-cell>
          <table:table-cell office:value-type="float" office:value="32588" calcext:value-type="float">
            <text:p>32588</text:p>
          </table:table-cell>
          <table:table-cell office:value-type="float" office:value="0" calcext:value-type="float">
            <text:p>0</text:p>
          </table:table-cell>
          <table:table-cell office:value-type="float" office:value="72160" calcext:value-type="float">
            <text:p>72160</text:p>
          </table:table-cell>
          <table:table-cell office:value-type="float" office:value="33714" calcext:value-type="float">
            <text:p>33714</text:p>
          </table:table-cell>
          <table:table-cell office:value-type="float" office:value="57562375729138" calcext:value-type="float">
            <text:p>57562375729138</text:p>
          </table:table-cell>
          <table:table-cell office:value-type="float" office:value="165085006645379" calcext:value-type="float">
            <text:p>165085006645379</text:p>
          </table:table-cell>
          <table:table-cell office:value-type="float" office:value="30.0111111111" calcext:value-type="float">
            <text:p>30.01111111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6-01-25 16:42:20.689683</text:p>
          </table:table-cell>
          <table:table-cell office:value-type="string" calcext:value-type="string">
            <text:p>2016-01-25 16:42:57.30583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romq-tcp-134217728</text:p>
          </table:table-cell>
          <table:table-cell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  <table:table-cell office:value-type="float" office:value="1261.002" calcext:value-type="float">
            <text:p>1261.002</text:p>
          </table:table-cell>
          <table:table-cell office:value-type="float" office:value="0" calcext:value-type="float">
            <text:p>0</text:p>
          </table:table-cell>
          <table:table-cell office:value-type="float" office:value="122008" calcext:value-type="float">
            <text:p>122008</text:p>
          </table:table-cell>
          <table:table-cell office:value-type="float" office:value="67184" calcext:value-type="float">
            <text:p>67184</text:p>
          </table:table-cell>
          <table:table-cell office:value-type="float" office:value="0" calcext:value-type="float">
            <text:p>0</text:p>
          </table:table-cell>
          <table:table-cell office:value-type="float" office:value="122194" calcext:value-type="float">
            <text:p>122194</text:p>
          </table:table-cell>
          <table:table-cell office:value-type="float" office:value="67372" calcext:value-type="float">
            <text:p>67372</text:p>
          </table:table-cell>
          <table:table-cell office:value-type="float" office:value="0" calcext:value-type="float">
            <text:p>0</text:p>
          </table:table-cell>
          <table:table-cell office:value-type="float" office:value="123336" calcext:value-type="float">
            <text:p>123336</text:p>
          </table:table-cell>
          <table:table-cell office:value-type="float" office:value="68492" calcext:value-type="float">
            <text:p>68492</text:p>
          </table:table-cell>
          <table:table-cell office:value-type="float" office:value="54364594708216" calcext:value-type="float">
            <text:p>54364594708216</text:p>
          </table:table-cell>
          <table:table-cell office:value-type="float" office:value="156648995649875" calcext:value-type="float">
            <text:p>156648995649875</text:p>
          </table:table-cell>
          <table:table-cell office:value-type="float" office:value="26.5882352941" calcext:value-type="float">
            <text:p>26.58823529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5T16:51:39.141274596</dc:date>
    <dc:creator>Lazaros Lazaridis</dc:creator>
    <meta:editing-duration>PT4M37S</meta:editing-duration>
    <meta:editing-cycles>1</meta:editing-cycles>
    <meta:document-statistic meta:table-count="1" meta:cell-count="325" meta:object-count="3"/>
    <meta:generator>LibreOffice/4.3.7.2$Linux_X86_64 LibreOffice_project/43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line" chart:style-name="ch1">
        <chart:legend chart:legend-position="end" svg:x="13.268cm" svg:y="2.212cm" style:legend-expansion="high" chart:style-name="ch2"/>
        <chart:plot-area chart:style-name="ch3" table:cell-range-address="'report-nanomsg-0mq-2'.E4:'report-nanomsg-0mq-2'.E19 'report-nanomsg-0mq-2'.I4:'report-nanomsg-0mq-2'.Q19" chart:data-source-has-labels="both" svg:x="0.32cm" svg:y="0.18cm" svg:width="12.628cm" svg:height="8.646cm">
          <chartooo:coordinate-region svg:x="2.275cm" svg:y="0.379cm" svg:width="10.532cm" svg:height="5.447cm"/>
          <chart:axis chart:dimension="x" chart:name="primary-x" chart:style-name="ch4" chartooo:axis-type="auto">
            <chartooo:date-scale/>
            <chart:categories table:cell-range-address="'report-nanomsg-0mq-2'.E5:'report-nanomsg-0mq-2'.E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eport-nanomsg-0mq-2'.I5:'report-nanomsg-0mq-2'.I19" chart:label-cell-address="'report-nanomsg-0mq-2'.I4:'report-nanomsg-0mq-2'.I4" chart:class="chart:line">
            <chart:data-point chart:repeated="15"/>
          </chart:series>
          <chart:series chart:style-name="ch7" chart:values-cell-range-address="'report-nanomsg-0mq-2'.J5:'report-nanomsg-0mq-2'.J19" chart:label-cell-address="'report-nanomsg-0mq-2'.J4:'report-nanomsg-0mq-2'.J4" chart:class="chart:line">
            <chart:data-point chart:repeated="15"/>
          </chart:series>
          <chart:series chart:style-name="ch8" chart:values-cell-range-address="'report-nanomsg-0mq-2'.K5:'report-nanomsg-0mq-2'.K19" chart:label-cell-address="'report-nanomsg-0mq-2'.K4:'report-nanomsg-0mq-2'.K4" chart:class="chart:line">
            <chart:data-point chart:repeated="15"/>
          </chart:series>
          <chart:series chart:style-name="ch9" chart:values-cell-range-address="'report-nanomsg-0mq-2'.L5:'report-nanomsg-0mq-2'.L19" chart:label-cell-address="'report-nanomsg-0mq-2'.L4:'report-nanomsg-0mq-2'.L4" chart:class="chart:line">
            <chart:data-point chart:repeated="15"/>
          </chart:series>
          <chart:series chart:style-name="ch10" chart:values-cell-range-address="'report-nanomsg-0mq-2'.M5:'report-nanomsg-0mq-2'.M19" chart:label-cell-address="'report-nanomsg-0mq-2'.M4:'report-nanomsg-0mq-2'.M4" chart:class="chart:line">
            <chart:data-point chart:repeated="15"/>
          </chart:series>
          <chart:series chart:style-name="ch11" chart:values-cell-range-address="'report-nanomsg-0mq-2'.N5:'report-nanomsg-0mq-2'.N19" chart:label-cell-address="'report-nanomsg-0mq-2'.N4:'report-nanomsg-0mq-2'.N4" chart:class="chart:line">
            <chart:data-point chart:repeated="15"/>
          </chart:series>
          <chart:series chart:style-name="ch12" chart:values-cell-range-address="'report-nanomsg-0mq-2'.O5:'report-nanomsg-0mq-2'.O19" chart:label-cell-address="'report-nanomsg-0mq-2'.O4:'report-nanomsg-0mq-2'.O4" chart:class="chart:line">
            <chart:data-point chart:repeated="15"/>
          </chart:series>
          <chart:series chart:style-name="ch13" chart:values-cell-range-address="'report-nanomsg-0mq-2'.P5:'report-nanomsg-0mq-2'.P19" chart:label-cell-address="'report-nanomsg-0mq-2'.P4:'report-nanomsg-0mq-2'.P4" chart:class="chart:line">
            <chart:data-point chart:repeated="15"/>
          </chart:series>
          <chart:series chart:style-name="ch14" chart:values-cell-range-address="'report-nanomsg-0mq-2'.Q5:'report-nanomsg-0mq-2'.Q19" chart:label-cell-address="'report-nanomsg-0mq-2'.Q4:'report-nanomsg-0mq-2'.Q4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s_min</text:p>
                <draw:g>
                  <svg:desc>'report-nanomsg-0mq-2'.I4:'report-nanomsg-0mq-2'.I4</svg:desc>
                </draw:g>
              </table:table-cell>
              <table:table-cell office:value-type="string">
                <text:p>uss_max</text:p>
                <draw:g>
                  <svg:desc>'report-nanomsg-0mq-2'.J4:'report-nanomsg-0mq-2'.J4</svg:desc>
                </draw:g>
              </table:table-cell>
              <table:table-cell office:value-type="string">
                <text:p>uss_avg</text:p>
                <draw:g>
                  <svg:desc>'report-nanomsg-0mq-2'.K4:'report-nanomsg-0mq-2'.K4</svg:desc>
                </draw:g>
              </table:table-cell>
              <table:table-cell office:value-type="string">
                <text:p>pss_min</text:p>
                <draw:g>
                  <svg:desc>'report-nanomsg-0mq-2'.L4:'report-nanomsg-0mq-2'.L4</svg:desc>
                </draw:g>
              </table:table-cell>
              <table:table-cell office:value-type="string">
                <text:p>pss_max</text:p>
                <draw:g>
                  <svg:desc>'report-nanomsg-0mq-2'.M4:'report-nanomsg-0mq-2'.M4</svg:desc>
                </draw:g>
              </table:table-cell>
              <table:table-cell office:value-type="string">
                <text:p>pss_avg</text:p>
                <draw:g>
                  <svg:desc>'report-nanomsg-0mq-2'.N4:'report-nanomsg-0mq-2'.N4</svg:desc>
                </draw:g>
              </table:table-cell>
              <table:table-cell office:value-type="string">
                <text:p>rss_min</text:p>
                <draw:g>
                  <svg:desc>'report-nanomsg-0mq-2'.O4:'report-nanomsg-0mq-2'.O4</svg:desc>
                </draw:g>
              </table:table-cell>
              <table:table-cell office:value-type="string">
                <text:p>rss_max</text:p>
                <draw:g>
                  <svg:desc>'report-nanomsg-0mq-2'.P4:'report-nanomsg-0mq-2'.P4</svg:desc>
                </draw:g>
              </table:table-cell>
              <table:table-cell office:value-type="string">
                <text:p>rss_avg</text:p>
                <draw:g>
                  <svg:desc>'report-nanomsg-0mq-2'.Q4:'report-nanomsg-0mq-2'.Q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zeromq-tcp-1024</text:p>
                <draw:g>
                  <svg:desc>'report-nanomsg-0mq-2'.E5:'report-nanomsg-0mq-2'.E19</svg:desc>
                </draw:g>
              </table:table-cell>
              <table:table-cell office:value-type="float" office:value="0">
                <text:p>0</text:p>
                <draw:g>
                  <svg:desc>'report-nanomsg-0mq-2'.I5:'report-nanomsg-0mq-2'.I19</svg:desc>
                </draw:g>
              </table:table-cell>
              <table:table-cell office:value-type="float" office:value="6024">
                <text:p>6024</text:p>
                <draw:g>
                  <svg:desc>'report-nanomsg-0mq-2'.J5:'report-nanomsg-0mq-2'.J19</svg:desc>
                </draw:g>
              </table:table-cell>
              <table:table-cell office:value-type="float" office:value="6020">
                <text:p>6020</text:p>
                <draw:g>
                  <svg:desc>'report-nanomsg-0mq-2'.K5:'report-nanomsg-0mq-2'.K19</svg:desc>
                </draw:g>
              </table:table-cell>
              <table:table-cell office:value-type="float" office:value="0">
                <text:p>0</text:p>
                <draw:g>
                  <svg:desc>'report-nanomsg-0mq-2'.L5:'report-nanomsg-0mq-2'.L19</svg:desc>
                </draw:g>
              </table:table-cell>
              <table:table-cell office:value-type="float" office:value="6039">
                <text:p>6039</text:p>
                <draw:g>
                  <svg:desc>'report-nanomsg-0mq-2'.M5:'report-nanomsg-0mq-2'.M19</svg:desc>
                </draw:g>
              </table:table-cell>
              <table:table-cell office:value-type="float" office:value="6033">
                <text:p>6033</text:p>
                <draw:g>
                  <svg:desc>'report-nanomsg-0mq-2'.N5:'report-nanomsg-0mq-2'.N19</svg:desc>
                </draw:g>
              </table:table-cell>
              <table:table-cell office:value-type="float" office:value="0">
                <text:p>0</text:p>
                <draw:g>
                  <svg:desc>'report-nanomsg-0mq-2'.O5:'report-nanomsg-0mq-2'.O19</svg:desc>
                </draw:g>
              </table:table-cell>
              <table:table-cell office:value-type="float" office:value="6912">
                <text:p>6912</text:p>
                <draw:g>
                  <svg:desc>'report-nanomsg-0mq-2'.P5:'report-nanomsg-0mq-2'.P19</svg:desc>
                </draw:g>
              </table:table-cell>
              <table:table-cell office:value-type="float" office:value="6908">
                <text:p>6908</text:p>
                <draw:g>
                  <svg:desc>'report-nanomsg-0mq-2'.Q5:'report-nanomsg-0mq-2'.Q19</svg:desc>
                </draw:g>
              </table:table-cell>
            </table:table-row>
            <table:table-row>
              <table:table-cell office:value-type="string">
                <text:p>zeromq-tcp-2048</text:p>
              </table:table-cell>
              <table:table-cell office:value-type="float" office:value="0">
                <text:p>0</text:p>
              </table:table-cell>
              <table:table-cell office:value-type="float" office:value="5400">
                <text:p>5400</text:p>
              </table:table-cell>
              <table:table-cell office:value-type="float" office:value="5426">
                <text:p>5426</text:p>
              </table:table-cell>
              <table:table-cell office:value-type="float" office:value="0">
                <text:p>0</text:p>
              </table:table-cell>
              <table:table-cell office:value-type="float" office:value="5595">
                <text:p>5595</text:p>
              </table:table-cell>
              <table:table-cell office:value-type="float" office:value="5612">
                <text:p>5612</text:p>
              </table:table-cell>
              <table:table-cell office:value-type="float" office:value="0">
                <text:p>0</text:p>
              </table:table-cell>
              <table:table-cell office:value-type="float" office:value="6620">
                <text:p>6620</text:p>
              </table:table-cell>
              <table:table-cell office:value-type="float" office:value="6630">
                <text:p>6630</text:p>
              </table:table-cell>
            </table:table-row>
            <table:table-row>
              <table:table-cell office:value-type="string">
                <text:p>zeromq-tcp-4096</text:p>
              </table:table-cell>
              <table:table-cell office:value-type="float" office:value="0">
                <text:p>0</text:p>
              </table:table-cell>
              <table:table-cell office:value-type="float" office:value="6024">
                <text:p>6024</text:p>
              </table:table-cell>
              <table:table-cell office:value-type="float" office:value="6020">
                <text:p>6020</text:p>
              </table:table-cell>
              <table:table-cell office:value-type="float" office:value="0">
                <text:p>0</text:p>
              </table:table-cell>
              <table:table-cell office:value-type="float" office:value="6036">
                <text:p>6036</text:p>
              </table:table-cell>
              <table:table-cell office:value-type="float" office:value="6033">
                <text:p>6033</text:p>
              </table:table-cell>
              <table:table-cell office:value-type="float" office:value="0">
                <text:p>0</text:p>
              </table:table-cell>
              <table:table-cell office:value-type="float" office:value="6912">
                <text:p>6912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zeromq-tcp-8192</text:p>
              </table:table-cell>
              <table:table-cell office:value-type="float" office:value="0">
                <text:p>0</text:p>
              </table:table-cell>
              <table:table-cell office:value-type="float" office:value="7476">
                <text:p>7476</text:p>
              </table:table-cell>
              <table:table-cell office:value-type="float" office:value="7459">
                <text:p>7459</text:p>
              </table:table-cell>
              <table:table-cell office:value-type="float" office:value="0">
                <text:p>0</text:p>
              </table:table-cell>
              <table:table-cell office:value-type="float" office:value="7672">
                <text:p>7672</text:p>
              </table:table-cell>
              <table:table-cell office:value-type="float" office:value="7653">
                <text:p>7653</text:p>
              </table:table-cell>
              <table:table-cell office:value-type="float" office:value="0">
                <text:p>0</text:p>
              </table:table-cell>
              <table:table-cell office:value-type="float" office:value="8696">
                <text:p>8696</text:p>
              </table:table-cell>
              <table:table-cell office:value-type="float" office:value="8676">
                <text:p>8676</text:p>
              </table:table-cell>
            </table:table-row>
            <table:table-row>
              <table:table-cell office:value-type="string">
                <text:p>zeromq-tcp-16384</text:p>
              </table:table-cell>
              <table:table-cell office:value-type="float" office:value="0">
                <text:p>0</text:p>
              </table:table-cell>
              <table:table-cell office:value-type="float" office:value="6024">
                <text:p>6024</text:p>
              </table:table-cell>
              <table:table-cell office:value-type="float" office:value="6020">
                <text:p>6020</text:p>
              </table:table-cell>
              <table:table-cell office:value-type="float" office:value="0">
                <text:p>0</text:p>
              </table:table-cell>
              <table:table-cell office:value-type="float" office:value="6038">
                <text:p>6038</text:p>
              </table:table-cell>
              <table:table-cell office:value-type="float" office:value="6032">
                <text:p>6032</text:p>
              </table:table-cell>
              <table:table-cell office:value-type="float" office:value="0">
                <text:p>0</text:p>
              </table:table-cell>
              <table:table-cell office:value-type="float" office:value="6912">
                <text:p>6912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zeromq-tcp-32768</text:p>
              </table:table-cell>
              <table:table-cell office:value-type="float" office:value="0">
                <text:p>0</text:p>
              </table:table-cell>
              <table:table-cell office:value-type="float" office:value="7460">
                <text:p>7460</text:p>
              </table:table-cell>
              <table:table-cell office:value-type="float" office:value="7410">
                <text:p>7410</text:p>
              </table:table-cell>
              <table:table-cell office:value-type="float" office:value="0">
                <text:p>0</text:p>
              </table:table-cell>
              <table:table-cell office:value-type="float" office:value="7655">
                <text:p>7655</text:p>
              </table:table-cell>
              <table:table-cell office:value-type="float" office:value="7601">
                <text:p>7601</text:p>
              </table:table-cell>
              <table:table-cell office:value-type="float" office:value="0">
                <text:p>0</text:p>
              </table:table-cell>
              <table:table-cell office:value-type="float" office:value="8684">
                <text:p>8684</text:p>
              </table:table-cell>
              <table:table-cell office:value-type="float" office:value="8666">
                <text:p>8666</text:p>
              </table:table-cell>
            </table:table-row>
            <table:table-row>
              <table:table-cell office:value-type="string">
                <text:p>zeromq-tcp-65536</text:p>
              </table:table-cell>
              <table:table-cell office:value-type="float" office:value="0">
                <text:p>0</text:p>
              </table:table-cell>
              <table:table-cell office:value-type="float" office:value="7464">
                <text:p>7464</text:p>
              </table:table-cell>
              <table:table-cell office:value-type="float" office:value="7374">
                <text:p>7374</text:p>
              </table:table-cell>
              <table:table-cell office:value-type="float" office:value="0">
                <text:p>0</text:p>
              </table:table-cell>
              <table:table-cell office:value-type="float" office:value="7659">
                <text:p>7659</text:p>
              </table:table-cell>
              <table:table-cell office:value-type="float" office:value="7563">
                <text:p>7563</text:p>
              </table:table-cell>
              <table:table-cell office:value-type="float" office:value="0">
                <text:p>0</text:p>
              </table:table-cell>
              <table:table-cell office:value-type="float" office:value="8692">
                <text:p>8692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zeromq-tcp-1048576</text:p>
              </table:table-cell>
              <table:table-cell office:value-type="float" office:value="0">
                <text:p>0</text:p>
              </table:table-cell>
              <table:table-cell office:value-type="float" office:value="7464">
                <text:p>7464</text:p>
              </table:table-cell>
              <table:table-cell office:value-type="float" office:value="7380">
                <text:p>7380</text:p>
              </table:table-cell>
              <table:table-cell office:value-type="float" office:value="0">
                <text:p>0</text:p>
              </table:table-cell>
              <table:table-cell office:value-type="float" office:value="7659">
                <text:p>7659</text:p>
              </table:table-cell>
              <table:table-cell office:value-type="float" office:value="7569">
                <text:p>7569</text:p>
              </table:table-cell>
              <table:table-cell office:value-type="float" office:value="0">
                <text:p>0</text:p>
              </table:table-cell>
              <table:table-cell office:value-type="float" office:value="8688">
                <text:p>8688</text:p>
              </table:table-cell>
              <table:table-cell office:value-type="float" office:value="8669">
                <text:p>8669</text:p>
              </table:table-cell>
            </table:table-row>
            <table:table-row>
              <table:table-cell office:value-type="string">
                <text:p>zeromq-tcp-2097152</text:p>
              </table:table-cell>
              <table:table-cell office:value-type="float" office:value="0">
                <text:p>0</text:p>
              </table:table-cell>
              <table:table-cell office:value-type="float" office:value="7364">
                <text:p>7364</text:p>
              </table:table-cell>
              <table:table-cell office:value-type="float" office:value="7282">
                <text:p>7282</text:p>
              </table:table-cell>
              <table:table-cell office:value-type="float" office:value="0">
                <text:p>0</text:p>
              </table:table-cell>
              <table:table-cell office:value-type="float" office:value="7554">
                <text:p>7554</text:p>
              </table:table-cell>
              <table:table-cell office:value-type="float" office:value="7459">
                <text:p>7459</text:p>
              </table:table-cell>
              <table:table-cell office:value-type="float" office:value="0">
                <text:p>0</text:p>
              </table:table-cell>
              <table:table-cell office:value-type="float" office:value="8696">
                <text:p>8696</text:p>
              </table:table-cell>
              <table:table-cell office:value-type="float" office:value="8587">
                <text:p>8587</text:p>
              </table:table-cell>
            </table:table-row>
            <table:table-row>
              <table:table-cell office:value-type="string">
                <text:p>zeromq-tcp-4194304</text:p>
              </table:table-cell>
              <table:table-cell office:value-type="float" office:value="0">
                <text:p>0</text:p>
              </table:table-cell>
              <table:table-cell office:value-type="float" office:value="44228">
                <text:p>44228</text:p>
              </table:table-cell>
              <table:table-cell office:value-type="float" office:value="37640">
                <text:p>37640</text:p>
              </table:table-cell>
              <table:table-cell office:value-type="float" office:value="0">
                <text:p>0</text:p>
              </table:table-cell>
              <table:table-cell office:value-type="float" office:value="44417">
                <text:p>44417</text:p>
              </table:table-cell>
              <table:table-cell office:value-type="float" office:value="37818">
                <text:p>37818</text:p>
              </table:table-cell>
              <table:table-cell office:value-type="float" office:value="0">
                <text:p>0</text:p>
              </table:table-cell>
              <table:table-cell office:value-type="float" office:value="45560">
                <text:p>45560</text:p>
              </table:table-cell>
              <table:table-cell office:value-type="float" office:value="38946">
                <text:p>38946</text:p>
              </table:table-cell>
            </table:table-row>
            <table:table-row>
              <table:table-cell office:value-type="string">
                <text:p>zeromq-tcp-8388608</text:p>
              </table:table-cell>
              <table:table-cell office:value-type="float" office:value="0">
                <text:p>0</text:p>
              </table:table-cell>
              <table:table-cell office:value-type="float" office:value="119996">
                <text:p>119996</text:p>
              </table:table-cell>
              <table:table-cell office:value-type="float" office:value="105871">
                <text:p>105871</text:p>
              </table:table-cell>
              <table:table-cell office:value-type="float" office:value="0">
                <text:p>0</text:p>
              </table:table-cell>
              <table:table-cell office:value-type="float" office:value="120182">
                <text:p>120182</text:p>
              </table:table-cell>
              <table:table-cell office:value-type="float" office:value="106058">
                <text:p>106058</text:p>
              </table:table-cell>
              <table:table-cell office:value-type="float" office:value="0">
                <text:p>0</text:p>
              </table:table-cell>
              <table:table-cell office:value-type="float" office:value="121328">
                <text:p>121328</text:p>
              </table:table-cell>
              <table:table-cell office:value-type="float" office:value="107200">
                <text:p>107200</text:p>
              </table:table-cell>
            </table:table-row>
            <table:table-row>
              <table:table-cell office:value-type="string">
                <text:p>zeromq-tcp-16777216</text:p>
              </table:table-cell>
              <table:table-cell office:value-type="float" office:value="0">
                <text:p>0</text:p>
              </table:table-cell>
              <table:table-cell office:value-type="float" office:value="261312">
                <text:p>261312</text:p>
              </table:table-cell>
              <table:table-cell office:value-type="float" office:value="233468">
                <text:p>233468</text:p>
              </table:table-cell>
              <table:table-cell office:value-type="float" office:value="0">
                <text:p>0</text:p>
              </table:table-cell>
              <table:table-cell office:value-type="float" office:value="261501">
                <text:p>261501</text:p>
              </table:table-cell>
              <table:table-cell office:value-type="float" office:value="233655">
                <text:p>233655</text:p>
              </table:table-cell>
              <table:table-cell office:value-type="float" office:value="0">
                <text:p>0</text:p>
              </table:table-cell>
              <table:table-cell office:value-type="float" office:value="262644">
                <text:p>262644</text:p>
              </table:table-cell>
              <table:table-cell office:value-type="float" office:value="234797">
                <text:p>234797</text:p>
              </table:table-cell>
            </table:table-row>
            <table:table-row>
              <table:table-cell office:value-type="string">
                <text:p>zeromq-tcp-33554432</text:p>
              </table:table-cell>
              <table:table-cell office:value-type="float" office:value="0">
                <text:p>0</text:p>
              </table:table-cell>
              <table:table-cell office:value-type="float" office:value="38072">
                <text:p>38072</text:p>
              </table:table-cell>
              <table:table-cell office:value-type="float" office:value="25335">
                <text:p>25335</text:p>
              </table:table-cell>
              <table:table-cell office:value-type="float" office:value="0">
                <text:p>0</text:p>
              </table:table-cell>
              <table:table-cell office:value-type="float" office:value="38261">
                <text:p>38261</text:p>
              </table:table-cell>
              <table:table-cell office:value-type="float" office:value="25511">
                <text:p>25511</text:p>
              </table:table-cell>
              <table:table-cell office:value-type="float" office:value="0">
                <text:p>0</text:p>
              </table:table-cell>
              <table:table-cell office:value-type="float" office:value="39400">
                <text:p>39400</text:p>
              </table:table-cell>
              <table:table-cell office:value-type="float" office:value="26637">
                <text:p>26637</text:p>
              </table:table-cell>
            </table:table-row>
            <table:table-row>
              <table:table-cell office:value-type="string">
                <text:p>zeromq-tcp-67108864</text:p>
              </table:table-cell>
              <table:table-cell office:value-type="float" office:value="0">
                <text:p>0</text:p>
              </table:table-cell>
              <table:table-cell office:value-type="float" office:value="70832">
                <text:p>70832</text:p>
              </table:table-cell>
              <table:table-cell office:value-type="float" office:value="32410">
                <text:p>32410</text:p>
              </table:table-cell>
              <table:table-cell office:value-type="float" office:value="0">
                <text:p>0</text:p>
              </table:table-cell>
              <table:table-cell office:value-type="float" office:value="71018">
                <text:p>71018</text:p>
              </table:table-cell>
              <table:table-cell office:value-type="float" office:value="32588">
                <text:p>32588</text:p>
              </table:table-cell>
              <table:table-cell office:value-type="float" office:value="0">
                <text:p>0</text:p>
              </table:table-cell>
              <table:table-cell office:value-type="float" office:value="72160">
                <text:p>72160</text:p>
              </table:table-cell>
              <table:table-cell office:value-type="float" office:value="33714">
                <text:p>33714</text:p>
              </table:table-cell>
            </table:table-row>
            <table:table-row>
              <table:table-cell office:value-type="string">
                <text:p>zeromq-tcp-134217728</text:p>
              </table:table-cell>
              <table:table-cell office:value-type="float" office:value="0">
                <text:p>0</text:p>
              </table:table-cell>
              <table:table-cell office:value-type="float" office:value="122008">
                <text:p>122008</text:p>
              </table:table-cell>
              <table:table-cell office:value-type="float" office:value="67184">
                <text:p>67184</text:p>
              </table:table-cell>
              <table:table-cell office:value-type="float" office:value="0">
                <text:p>0</text:p>
              </table:table-cell>
              <table:table-cell office:value-type="float" office:value="122194">
                <text:p>122194</text:p>
              </table:table-cell>
              <table:table-cell office:value-type="float" office:value="67372">
                <text:p>67372</text:p>
              </table:table-cell>
              <table:table-cell office:value-type="float" office:value="0">
                <text:p>0</text:p>
              </table:table-cell>
              <table:table-cell office:value-type="float" office:value="123336">
                <text:p>123336</text:p>
              </table:table-cell>
              <table:table-cell office:value-type="float" office:value="68492">
                <text:p>68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line" chart:style-name="ch1">
        <chart:legend chart:legend-position="end" svg:x="13.506cm" svg:y="3.705cm" style:legend-expansion="high" chart:style-name="ch2"/>
        <chart:plot-area chart:style-name="ch3" table:cell-range-address="'report-nanomsg-0mq-2'.E4:'report-nanomsg-0mq-2'.H19" chart:data-source-has-labels="both" svg:x="0.32cm" svg:y="0.18cm" svg:width="12.866cm" svg:height="8.645cm">
          <chartooo:coordinate-region svg:x="2.275cm" svg:y="0.379cm" svg:width="10.77cm" svg:height="5.445cm"/>
          <chart:axis chart:dimension="x" chart:name="primary-x" chart:style-name="ch4" chartooo:axis-type="auto">
            <chartooo:date-scale/>
            <chart:categories table:cell-range-address="'report-nanomsg-0mq-2'.E5:'report-nanomsg-0mq-2'.E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eport-nanomsg-0mq-2'.F5:'report-nanomsg-0mq-2'.F19" chart:label-cell-address="'report-nanomsg-0mq-2'.F4:'report-nanomsg-0mq-2'.F4" chart:class="chart:line">
            <chart:data-point chart:repeated="15"/>
          </chart:series>
          <chart:series chart:style-name="ch7" chart:values-cell-range-address="'report-nanomsg-0mq-2'.G5:'report-nanomsg-0mq-2'.G19" chart:label-cell-address="'report-nanomsg-0mq-2'.G4:'report-nanomsg-0mq-2'.G4" chart:class="chart:line">
            <chart:data-point chart:repeated="15"/>
          </chart:series>
          <chart:series chart:style-name="ch8" chart:values-cell-range-address="'report-nanomsg-0mq-2'.H5:'report-nanomsg-0mq-2'.H19" chart:label-cell-address="'report-nanomsg-0mq-2'.H4:'report-nanomsg-0mq-2'.H4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report-nanomsg-0mq-2'.F4:'report-nanomsg-0mq-2'.F4</svg:desc>
                </draw:g>
              </table:table-cell>
              <table:table-cell office:value-type="string">
                <text:p>max</text:p>
                <draw:g>
                  <svg:desc>'report-nanomsg-0mq-2'.G4:'report-nanomsg-0mq-2'.G4</svg:desc>
                </draw:g>
              </table:table-cell>
              <table:table-cell office:value-type="string">
                <text:p>average</text:p>
                <draw:g>
                  <svg:desc>'report-nanomsg-0mq-2'.H4:'report-nanomsg-0mq-2'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zeromq-tcp-1024</text:p>
                <draw:g>
                  <svg:desc>'report-nanomsg-0mq-2'.E5:'report-nanomsg-0mq-2'.E19</svg:desc>
                </draw:g>
              </table:table-cell>
              <table:table-cell office:value-type="float" office:value="75.3691">
                <text:p>75.3691</text:p>
                <draw:g>
                  <svg:desc>'report-nanomsg-0mq-2'.F5:'report-nanomsg-0mq-2'.F19</svg:desc>
                </draw:g>
              </table:table-cell>
              <table:table-cell office:value-type="float" office:value="379.016">
                <text:p>379.016</text:p>
                <draw:g>
                  <svg:desc>'report-nanomsg-0mq-2'.G5:'report-nanomsg-0mq-2'.G19</svg:desc>
                </draw:g>
              </table:table-cell>
              <table:table-cell office:value-type="float" office:value="222.27283">
                <text:p>222.27283</text:p>
                <draw:g>
                  <svg:desc>'report-nanomsg-0mq-2'.H5:'report-nanomsg-0mq-2'.H19</svg:desc>
                </draw:g>
              </table:table-cell>
            </table:table-row>
            <table:table-row>
              <table:table-cell office:value-type="string">
                <text:p>zeromq-tcp-2048</text:p>
              </table:table-cell>
              <table:table-cell office:value-type="float" office:value="148.477">
                <text:p>148.477</text:p>
              </table:table-cell>
              <table:table-cell office:value-type="float" office:value="698.592">
                <text:p>698.592</text:p>
              </table:table-cell>
              <table:table-cell office:value-type="float" office:value="475.9322">
                <text:p>475.9322</text:p>
              </table:table-cell>
            </table:table-row>
            <table:table-row>
              <table:table-cell office:value-type="string">
                <text:p>zeromq-tcp-4096</text:p>
              </table:table-cell>
              <table:table-cell office:value-type="float" office:value="287.5">
                <text:p>287.5</text:p>
              </table:table-cell>
              <table:table-cell office:value-type="float" office:value="750.779">
                <text:p>750.779</text:p>
              </table:table-cell>
              <table:table-cell office:value-type="float" office:value="560.1743">
                <text:p>560.1743</text:p>
              </table:table-cell>
            </table:table-row>
            <table:table-row>
              <table:table-cell office:value-type="string">
                <text:p>zeromq-tcp-8192</text:p>
              </table:table-cell>
              <table:table-cell office:value-type="float" office:value="315.312">
                <text:p>315.312</text:p>
              </table:table-cell>
              <table:table-cell office:value-type="float" office:value="842.188">
                <text:p>842.188</text:p>
              </table:table-cell>
              <table:table-cell office:value-type="float" office:value="596.408966667">
                <text:p>596.408966667</text:p>
              </table:table-cell>
            </table:table-row>
            <table:table-row>
              <table:table-cell office:value-type="string">
                <text:p>zeromq-tcp-16384</text:p>
              </table:table-cell>
              <table:table-cell office:value-type="float" office:value="144">
                <text:p>144</text:p>
              </table:table-cell>
              <table:table-cell office:value-type="float" office:value="1171.44">
                <text:p>1171.44</text:p>
              </table:table-cell>
              <table:table-cell office:value-type="float" office:value="839.7817">
                <text:p>839.7817</text:p>
              </table:table-cell>
            </table:table-row>
            <table:table-row>
              <table:table-cell office:value-type="string">
                <text:p>zeromq-tcp-32768</text:p>
              </table:table-cell>
              <table:table-cell office:value-type="float" office:value="619.5">
                <text:p>619.5</text:p>
              </table:table-cell>
              <table:table-cell office:value-type="float" office:value="1690">
                <text:p>1690</text:p>
              </table:table-cell>
              <table:table-cell office:value-type="float" office:value="1033.4732">
                <text:p>1033.4732</text:p>
              </table:table-cell>
            </table:table-row>
            <table:table-row>
              <table:table-cell office:value-type="string">
                <text:p>zeromq-tcp-65536</text:p>
              </table:table-cell>
              <table:table-cell office:value-type="float" office:value="492.375">
                <text:p>492.375</text:p>
              </table:table-cell>
              <table:table-cell office:value-type="float" office:value="2083">
                <text:p>2083</text:p>
              </table:table-cell>
              <table:table-cell office:value-type="float" office:value="1296.79616667">
                <text:p>1296.79616667</text:p>
              </table:table-cell>
            </table:table-row>
            <table:table-row>
              <table:table-cell office:value-type="string">
                <text:p>zeromq-tcp-1048576</text:p>
              </table:table-cell>
              <table:table-cell office:value-type="float" office:value="63.8723">
                <text:p>63.8723</text:p>
              </table:table-cell>
              <table:table-cell office:value-type="float" office:value="2336">
                <text:p>2336</text:p>
              </table:table-cell>
              <table:table-cell office:value-type="float" office:value="1557.51057667">
                <text:p>1557.51057667</text:p>
              </table:table-cell>
            </table:table-row>
            <table:table-row>
              <table:table-cell office:value-type="string">
                <text:p>zeromq-tcp-2097152</text:p>
              </table:table-cell>
              <table:table-cell office:value-type="float" office:value="368">
                <text:p>368</text:p>
              </table:table-cell>
              <table:table-cell office:value-type="float" office:value="2125.87">
                <text:p>2125.87</text:p>
              </table:table-cell>
              <table:table-cell office:value-type="float" office:value="1410.7993">
                <text:p>1410.7993</text:p>
              </table:table-cell>
            </table:table-row>
            <table:table-row>
              <table:table-cell office:value-type="string">
                <text:p>zeromq-tcp-4194304</text:p>
              </table:table-cell>
              <table:table-cell office:value-type="float" office:value="576">
                <text:p>576</text:p>
              </table:table-cell>
              <table:table-cell office:value-type="float" office:value="2240">
                <text:p>2240</text:p>
              </table:table-cell>
              <table:table-cell office:value-type="float" office:value="1427.46066667">
                <text:p>1427.46066667</text:p>
              </table:table-cell>
            </table:table-row>
            <table:table-row>
              <table:table-cell office:value-type="string">
                <text:p>zeromq-tcp-8388608</text:p>
              </table:table-cell>
              <table:table-cell office:value-type="float" office:value="512">
                <text:p>512</text:p>
              </table:table-cell>
              <table:table-cell office:value-type="float" office:value="2240">
                <text:p>2240</text:p>
              </table:table-cell>
              <table:table-cell office:value-type="float" office:value="1578.39873333">
                <text:p>1578.39873333</text:p>
              </table:table-cell>
            </table:table-row>
            <table:table-row>
              <table:table-cell office:value-type="string">
                <text:p>zeromq-tcp-16777216</text:p>
              </table:table-cell>
              <table:table-cell office:value-type="float" office:value="640">
                <text:p>640</text:p>
              </table:table-cell>
              <table:table-cell office:value-type="float" office:value="2304">
                <text:p>2304</text:p>
              </table:table-cell>
              <table:table-cell office:value-type="float" office:value="1305.13333333">
                <text:p>1305.13333333</text:p>
              </table:table-cell>
            </table:table-row>
            <table:table-row>
              <table:table-cell office:value-type="string">
                <text:p>zeromq-tcp-33554432</text:p>
              </table:table-cell>
              <table:table-cell office:value-type="float" office:value="768">
                <text:p>768</text:p>
              </table:table-cell>
              <table:table-cell office:value-type="float" office:value="1536">
                <text:p>1536</text:p>
              </table:table-cell>
              <table:table-cell office:value-type="float" office:value="1194.51366667">
                <text:p>1194.51366667</text:p>
              </table:table-cell>
            </table:table-row>
            <table:table-row>
              <table:table-cell office:value-type="string">
                <text:p>zeromq-tcp-67108864</text:p>
              </table:table-cell>
              <table:table-cell office:value-type="float" office:value="1022.98">
                <text:p>1022.98</text:p>
              </table:table-cell>
              <table:table-cell office:value-type="float" office:value="2048">
                <text:p>2048</text:p>
              </table:table-cell>
              <table:table-cell office:value-type="float" office:value="1484.46">
                <text:p>1484.46</text:p>
              </table:table-cell>
            </table:table-row>
            <table:table-row>
              <table:table-cell office:value-type="string">
                <text:p>zeromq-tcp-134217728</text:p>
              </table:table-cell>
              <table:table-cell office:value-type="float" office:value="0">
                <text:p>0</text:p>
              </table:table-cell>
              <table:table-cell office:value-type="float" office:value="3072">
                <text:p>3072</text:p>
              </table:table-cell>
              <table:table-cell office:value-type="float" office:value="1261.002">
                <text:p>1261.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line" chart:style-name="ch1">
        <chart:legend chart:legend-position="end" svg:x="12.764cm" svg:y="4.204cm" style:legend-expansion="high" chart:style-name="ch2"/>
        <chart:plot-area chart:style-name="ch3" table:cell-range-address="'report-nanomsg-0mq-2'.E4:'report-nanomsg-0mq-2'.E19 'report-nanomsg-0mq-2'.T4:'report-nanomsg-0mq-2'.T19" chart:data-source-has-labels="both" svg:x="0.32cm" svg:y="0.18cm" svg:width="12.124cm" svg:height="8.646cm">
          <chartooo:coordinate-region svg:x="2.275cm" svg:y="0.379cm" svg:width="10.028cm" svg:height="5.447cm"/>
          <chart:axis chart:dimension="x" chart:name="primary-x" chart:style-name="ch4" chartooo:axis-type="auto">
            <chartooo:date-scale/>
            <chart:categories table:cell-range-address="'report-nanomsg-0mq-2'.E5:'report-nanomsg-0mq-2'.E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eport-nanomsg-0mq-2'.T5:'report-nanomsg-0mq-2'.T19" chart:label-cell-address="'report-nanomsg-0mq-2'.T4:'report-nanomsg-0mq-2'.T4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_average</text:p>
                <draw:g>
                  <svg:desc>'report-nanomsg-0mq-2'.T4:'report-nanomsg-0mq-2'.T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zeromq-tcp-1024</text:p>
                <draw:g>
                  <svg:desc>'report-nanomsg-0mq-2'.E5:'report-nanomsg-0mq-2'.E19</svg:desc>
                </draw:g>
              </table:table-cell>
              <table:table-cell office:value-type="float" office:value="98.75">
                <text:p>98.75</text:p>
                <draw:g>
                  <svg:desc>'report-nanomsg-0mq-2'.T5:'report-nanomsg-0mq-2'.T19</svg:desc>
                </draw:g>
              </table:table-cell>
            </table:table-row>
            <table:table-row>
              <table:table-cell office:value-type="string">
                <text:p>zeromq-tcp-2048</text:p>
              </table:table-cell>
              <table:table-cell office:value-type="float" office:value="104.780952381">
                <text:p>104.780952381</text:p>
              </table:table-cell>
            </table:table-row>
            <table:table-row>
              <table:table-cell office:value-type="string">
                <text:p>zeromq-tcp-4096</text:p>
              </table:table-cell>
              <table:table-cell office:value-type="float" office:value="98.3722222222">
                <text:p>98.3722222222</text:p>
              </table:table-cell>
            </table:table-row>
            <table:table-row>
              <table:table-cell office:value-type="string">
                <text:p>zeromq-tcp-8192</text:p>
              </table:table-cell>
              <table:table-cell office:value-type="float" office:value="73.08">
                <text:p>73.08</text:p>
              </table:table-cell>
            </table:table-row>
            <table:table-row>
              <table:table-cell office:value-type="string">
                <text:p>zeromq-tcp-16384</text:p>
              </table:table-cell>
              <table:table-cell office:value-type="float" office:value="67.7473684211">
                <text:p>67.7473684211</text:p>
              </table:table-cell>
            </table:table-row>
            <table:table-row>
              <table:table-cell office:value-type="string">
                <text:p>zeromq-tcp-32768</text:p>
              </table:table-cell>
              <table:table-cell office:value-type="float" office:value="65.4529411765">
                <text:p>65.4529411765</text:p>
              </table:table-cell>
            </table:table-row>
            <table:table-row>
              <table:table-cell office:value-type="string">
                <text:p>zeromq-tcp-65536</text:p>
              </table:table-cell>
              <table:table-cell office:value-type="float" office:value="51.0941176471">
                <text:p>51.0941176471</text:p>
              </table:table-cell>
            </table:table-row>
            <table:table-row>
              <table:table-cell office:value-type="string">
                <text:p>zeromq-tcp-1048576</text:p>
              </table:table-cell>
              <table:table-cell office:value-type="float" office:value="26.8888888889">
                <text:p>26.8888888889</text:p>
              </table:table-cell>
            </table:table-row>
            <table:table-row>
              <table:table-cell office:value-type="string">
                <text:p>zeromq-tcp-2097152</text:p>
              </table:table-cell>
              <table:table-cell office:value-type="float" office:value="32.74375">
                <text:p>32.74375</text:p>
              </table:table-cell>
            </table:table-row>
            <table:table-row>
              <table:table-cell office:value-type="string">
                <text:p>zeromq-tcp-4194304</text:p>
              </table:table-cell>
              <table:table-cell office:value-type="float" office:value="34.93125">
                <text:p>34.93125</text:p>
              </table:table-cell>
            </table:table-row>
            <table:table-row>
              <table:table-cell office:value-type="string">
                <text:p>zeromq-tcp-8388608</text:p>
              </table:table-cell>
              <table:table-cell office:value-type="float" office:value="30.8941176471">
                <text:p>30.8941176471</text:p>
              </table:table-cell>
            </table:table-row>
            <table:table-row>
              <table:table-cell office:value-type="string">
                <text:p>zeromq-tcp-16777216</text:p>
              </table:table-cell>
              <table:table-cell office:value-type="float" office:value="29.1125">
                <text:p>29.1125</text:p>
              </table:table-cell>
            </table:table-row>
            <table:table-row>
              <table:table-cell office:value-type="string">
                <text:p>zeromq-tcp-33554432</text:p>
              </table:table-cell>
              <table:table-cell office:value-type="float" office:value="27.0625">
                <text:p>27.0625</text:p>
              </table:table-cell>
            </table:table-row>
            <table:table-row>
              <table:table-cell office:value-type="string">
                <text:p>zeromq-tcp-67108864</text:p>
              </table:table-cell>
              <table:table-cell office:value-type="float" office:value="30.0111111111">
                <text:p>30.0111111111</text:p>
              </table:table-cell>
            </table:table-row>
            <table:table-row>
              <table:table-cell office:value-type="string">
                <text:p>zeromq-tcp-134217728</text:p>
              </table:table-cell>
              <table:table-cell office:value-type="float" office:value="26.5882352941">
                <text:p>26.58823529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